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Liberation Sans" fo:font-size="13pt" fo:font-weight="bold" officeooo:rsid="0018e386" officeooo:paragraph-rsid="004699dc" style:font-name-asian="Droid Sans Fallback" style:font-size-asian="13pt" style:font-weight-asian="bold" style:font-name-complex="Rachana" style:font-size-complex="13pt" style:language-complex="ml" style:country-complex="IN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ize="11pt" fo:font-weight="normal" officeooo:rsid="00250ca0" officeooo:paragraph-rsid="00250ca0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368d18" officeooo:paragraph-rsid="00518795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368d18" officeooo:paragraph-rsid="0052e0b6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368d18" officeooo:paragraph-rsid="005628c2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5b728a" officeooo:paragraph-rsid="005b728a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60bfd1" officeooo:paragraph-rsid="0060bfd1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6332ec" officeooo:paragraph-rsid="006332ec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69d730" officeooo:paragraph-rsid="0069d730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6dcbc9" officeooo:paragraph-rsid="006dcbc9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75a9f6" officeooo:paragraph-rsid="0075a9f6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77fa40" officeooo:paragraph-rsid="0077fa40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7fd064" officeooo:paragraph-rsid="007fd064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833f2b" officeooo:paragraph-rsid="00833f2b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6ba77d" officeooo:paragraph-rsid="006ba77d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8df04b" officeooo:paragraph-rsid="008df04b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90c612" officeooo:paragraph-rsid="0090c612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9480ca" officeooo:paragraph-rsid="009480ca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96092d" officeooo:paragraph-rsid="0096092d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987b6a" officeooo:paragraph-rsid="00987b6a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Liberation Sans" fo:font-size="10.5pt" fo:font-weight="bold" officeooo:rsid="009480ca" officeooo:paragraph-rsid="009480ca" style:font-name-asian="Droid Sans Fallback" style:font-size-asian="10.5pt" style:font-weight-asian="bold" style:font-name-complex="Rachana" style:font-size-complex="10.5pt" style:language-complex="ml" style:country-complex="IN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10.5pt" fo:font-weight="bold" officeooo:rsid="0095a3ea" officeooo:paragraph-rsid="0095a3ea" style:font-name-asian="Droid Sans Fallback" style:font-size-asian="10.5pt" style:font-weight-asian="bold" style:font-name-complex="Rachana" style:font-size-complex="10.5pt" style:language-complex="ml" style:country-complex="IN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Liberation Sans" fo:font-size="12pt" fo:font-weight="bold" officeooo:paragraph-rsid="001f0d06" style:font-name-asian="Droid Sans Fallback" style:font-size-asian="12pt" style:font-weight-asian="bold" style:font-name-complex="FreeSans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Liberation Sans" fo:font-size="12pt" fo:font-weight="bold" officeooo:paragraph-rsid="0022e7a7" style:font-name-asian="Droid Sans Fallback" style:font-size-asian="12pt" style:font-weight-asian="bold" style:font-name-complex="FreeSans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f0d06" officeooo:paragraph-rsid="001f0d06" style:font-name-asian="Droid Sans Fallback" style:font-size-asian="12pt" style:font-weight-asian="bold" style:font-name-complex="Rachana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0pt" style:text-underline-style="none" fo:font-weight="normal" officeooo:rsid="00316cd6" officeooo:paragraph-rsid="00301431" style:font-name-asian="Droid Sans Fallback" style:font-size-asian="10pt" style:font-weight-asian="normal" style:font-name-complex="FreeSans" style:font-size-complex="10pt" style:language-complex="ml" style:country-complex="IN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paragraph-rsid="00199ff4"/>
    </style:style>
    <style:style style:name="P28" style:family="paragraph" style:parent-style-name="Text_20_body">
      <style:paragraph-properties fo:text-align="start" style:justify-single-word="false"/>
      <style:text-properties officeooo:paragraph-rsid="00250ca0"/>
    </style:style>
    <style:style style:name="P29" style:family="paragraph" style:parent-style-name="Text_20_body">
      <style:paragraph-properties fo:text-align="start" style:justify-single-word="false"/>
      <style:text-properties officeooo:paragraph-rsid="002c9f39"/>
    </style:style>
    <style:style style:name="P30" style:family="paragraph" style:parent-style-name="Text_20_body">
      <style:paragraph-properties fo:text-align="start" style:justify-single-word="false"/>
      <style:text-properties officeooo:paragraph-rsid="0032d8b0"/>
    </style:style>
    <style:style style:name="P31" style:family="paragraph" style:parent-style-name="Text_20_body">
      <style:paragraph-properties fo:text-align="start" style:justify-single-word="false"/>
      <style:text-properties officeooo:paragraph-rsid="00368d18"/>
    </style:style>
    <style:style style:name="P32" style:family="paragraph" style:parent-style-name="Text_20_body">
      <style:paragraph-properties fo:text-align="start" style:justify-single-word="false"/>
      <style:text-properties officeooo:paragraph-rsid="003c8150"/>
    </style:style>
    <style:style style:name="P33" style:family="paragraph" style:parent-style-name="Text_20_body">
      <style:paragraph-properties fo:text-align="start" style:justify-single-word="false"/>
      <style:text-properties officeooo:paragraph-rsid="005628c2"/>
    </style:style>
    <style:style style:name="P34" style:family="paragraph" style:parent-style-name="Text_20_body">
      <style:paragraph-properties fo:text-align="start" style:justify-single-word="false"/>
      <style:text-properties fo:font-weight="bold" officeooo:paragraph-rsid="004f5536" style:font-weight-asian="bold" style:font-weight-complex="bold"/>
    </style:style>
    <style:style style:name="P35" style:family="paragraph" style:parent-style-name="Text_20_body">
      <style:text-properties fo:font-size="20pt" style:font-size-asian="20pt" style:font-size-complex="20pt"/>
    </style:style>
    <style:style style:name="P36" style:family="paragraph" style:parent-style-name="Text_20_body">
      <style:paragraph-properties fo:text-align="start" style:justify-single-word="false"/>
      <style:text-properties officeooo:rsid="003d37a7" officeooo:paragraph-rsid="004699dc"/>
    </style:style>
    <style:style style:name="P37" style:family="paragraph" style:parent-style-name="Text_20_body">
      <style:paragraph-properties fo:text-align="start" style:justify-single-word="false"/>
      <style:text-properties officeooo:rsid="0046c0f5" officeooo:paragraph-rsid="004ef78b"/>
    </style:style>
    <style:style style:name="P38" style:family="paragraph" style:parent-style-name="Text_20_body">
      <style:paragraph-properties fo:text-align="start" style:justify-single-word="false"/>
      <style:text-properties style:font-name="Rachana" fo:font-size="12pt" fo:font-weight="normal" officeooo:rsid="00199ff4" officeooo:paragraph-rsid="0022e7a7" style:font-name-asian="Droid Sans Fallback" style:font-size-asian="12pt" style:font-weight-asian="normal" style:font-name-complex="Rachana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Rachana" officeooo:paragraph-rsid="00199ff4" style:font-name-complex="Rachana"/>
    </style:style>
    <style:style style:name="P40" style:family="paragraph" style:parent-style-name="Text_20_body">
      <style:paragraph-properties fo:text-align="start" style:justify-single-word="false"/>
      <style:text-properties style:font-name="Rachana" fo:font-size="10.5pt" fo:font-weight="bold" officeooo:rsid="006dcbc9" officeooo:paragraph-rsid="0075a9f6" style:font-name-asian="Droid Sans Fallback" style:font-size-asian="10.5pt" style:font-weight-asian="bold" style:font-name-complex="Rachana" style:font-size-complex="10.5pt" style:language-complex="ml" style:country-complex="IN" style:font-weight-complex="bold"/>
    </style:style>
    <style:style style:name="P41" style:family="paragraph" style:parent-style-name="Text_20_body">
      <style:paragraph-properties fo:text-align="start" style:justify-single-word="false"/>
      <style:text-properties style:font-name="Rachana" fo:font-size="10.5pt" fo:font-weight="bold" officeooo:rsid="0075a9f6" officeooo:paragraph-rsid="0075a9f6" style:font-name-asian="Droid Sans Fallback" style:font-size-asian="10.5pt" style:font-weight-asian="bold" style:font-name-complex="Rachana" style:font-size-complex="10.5pt" style:language-complex="ml" style:country-complex="IN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font-name="Rachana" fo:font-size="10.5pt" fo:font-weight="normal" officeooo:rsid="00884784" officeooo:paragraph-rsid="00884784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Rachana" fo:font-size="10.5pt" fo:font-weight="normal" officeooo:rsid="00888a8d" officeooo:paragraph-rsid="00888a8d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44" style:family="paragraph" style:parent-style-name="Text_20_body">
      <style:paragraph-properties fo:text-align="start" style:justify-single-word="false"/>
      <style:text-properties officeooo:rsid="005854be" officeooo:paragraph-rsid="005a24cd"/>
    </style:style>
    <style:style style:name="P45" style:family="paragraph" style:parent-style-name="Title">
      <style:paragraph-properties fo:text-align="start" style:justify-single-word="false"/>
      <style:text-properties fo:font-weight="bold" officeooo:paragraph-rsid="0018e386" style:font-weight-asian="bold" style:font-weight-complex="bold"/>
    </style:style>
    <style:style style:name="P46" style:family="paragraph" style:parent-style-name="Title">
      <style:paragraph-properties fo:text-align="start" style:justify-single-word="false"/>
      <style:text-properties officeooo:paragraph-rsid="001f0d06"/>
    </style:style>
    <style:style style:name="P47" style:family="paragraph" style:parent-style-name="Title">
      <style:text-properties fo:font-size="20pt" style:font-size-asian="20pt" style:font-size-complex="20pt"/>
    </style:style>
    <style:style style:name="P48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9de5ab" officeooo:paragraph-rsid="009de5ab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a101d7" officeooo:paragraph-rsid="00a101d7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a3f7f1" officeooo:paragraph-rsid="00a3f7f1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a9a47b" officeooo:paragraph-rsid="00a9a47b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Liberation Sans" fo:font-size="10.5pt" fo:font-weight="normal" officeooo:rsid="00aaa25a" officeooo:paragraph-rsid="00aaa25a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Liberation Sans" fo:font-size="10.5pt" fo:font-weight="bold" officeooo:rsid="009de5ab" officeooo:paragraph-rsid="009de5ab" style:font-name-asian="Droid Sans Fallback" style:font-size-asian="10.5pt" style:font-weight-asian="bold" style:font-name-complex="Rachana" style:font-size-complex="10.5pt" style:language-complex="ml" style:country-complex="IN" style:font-weight-complex="bold"/>
    </style:style>
    <style:style style:name="P54" style:family="paragraph" style:parent-style-name="Text_20_body">
      <style:paragraph-properties fo:text-align="start" style:justify-single-word="false"/>
      <style:text-properties style:font-name="Liberation Sans" fo:font-size="10.5pt" fo:font-weight="bold" officeooo:rsid="009de5ab" officeooo:paragraph-rsid="009fe58d" style:font-name-asian="Droid Sans Fallback" style:font-size-asian="10.5pt" style:font-weight-asian="bold" style:font-name-complex="Rachana" style:font-size-complex="10.5pt" style:language-complex="ml" style:country-complex="IN" style:font-weight-complex="bold"/>
    </style:style>
    <style:style style:name="P55" style:family="paragraph" style:parent-style-name="Text_20_body">
      <style:paragraph-properties fo:text-align="start" style:justify-single-word="false"/>
      <style:text-properties style:font-name="Rachana" fo:font-size="10.5pt" fo:font-weight="normal" officeooo:rsid="009dd0dd" officeooo:paragraph-rsid="009dd0dd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Rachana" fo:font-size="10.5pt" fo:font-weight="normal" officeooo:rsid="009a5365" officeooo:paragraph-rsid="009a5365" style:font-name-asian="Droid Sans Fallback" style:font-size-asian="9.14999961853027pt" style:font-weight-asian="normal" style:font-name-complex="Rachana" style:font-size-complex="10.5pt" style:language-complex="ml" style:country-complex="IN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Rachana" fo:font-size="12pt" fo:font-weight="bold" officeooo:rsid="0090c612" officeooo:paragraph-rsid="0090c612" style:font-name-asian="Droid Sans Fallback" style:font-size-asian="12pt" style:font-weight-asian="bold" style:font-name-complex="Rachana" style:font-size-complex="12pt" style:language-complex="ml" style:country-complex="IN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font-name="Rachana" fo:font-size="12pt" fo:font-weight="bold" officeooo:rsid="00995bdc" officeooo:paragraph-rsid="00995bdc" style:font-name-asian="Droid Sans Fallback" style:font-size-asian="12pt" style:font-weight-asian="bold" style:font-name-complex="Rachana" style:font-size-complex="12pt" style:language-complex="ml" style:country-complex="IN" style:font-weight-complex="bold"/>
    </style:style>
    <style:style style:name="P59" style:family="paragraph" style:parent-style-name="Heading_20_1">
      <style:paragraph-properties fo:text-align="start" style:justify-single-word="false"/>
      <style:text-properties officeooo:rsid="0018e386" officeooo:paragraph-rsid="004699dc"/>
    </style:style>
    <style:style style:name="T1" style:family="text">
      <style:text-properties style:font-name-complex="Rachana"/>
    </style:style>
    <style:style style:name="T2" style:family="text">
      <style:text-properties officeooo:rsid="005768d5" style:font-name-complex="Rachana"/>
    </style:style>
    <style:style style:name="T3" style:family="text">
      <style:text-properties officeooo:rsid="005a24cd" style:font-name-complex="Rachana"/>
    </style:style>
    <style:style style:name="T4" style:family="text">
      <style:text-properties style:font-name="Liberation Sans" fo:font-size="12pt" fo:font-weight="normal" officeooo:rsid="002c9f39" style:font-name-asian="Droid Sans Fallback" style:font-size-asian="12pt" style:font-weight-asian="normal" style:font-name-complex="Rachana" style:font-size-complex="12pt" style:font-weight-complex="normal"/>
    </style:style>
    <style:style style:name="T5" style:family="text">
      <style:text-properties style:font-name="Liberation Sans" fo:font-size="12pt" style:font-name-asian="Droid Sans Fallback" style:font-size-asian="12pt" style:font-name-complex="Rachana" style:font-size-complex="12pt"/>
    </style:style>
    <style:style style:name="T6" style:family="text">
      <style:text-properties style:font-name="Liberation Sans" fo:font-size="12pt" officeooo:rsid="0018e386" style:font-name-asian="Droid Sans Fallback" style:font-size-asian="12pt" style:font-name-complex="Rachana" style:font-size-complex="12pt"/>
    </style:style>
    <style:style style:name="T7" style:family="text">
      <style:text-properties style:font-name="Liberation Sans" fo:font-size="12pt" fo:font-weight="bold" style:font-name-asian="Droid Sans Fallback" style:font-size-asian="12pt" style:font-weight-asian="bold" style:font-name-complex="Rachana" style:font-size-complex="12pt" style:font-weight-complex="bold"/>
    </style:style>
    <style:style style:name="T8" style:family="text">
      <style:text-properties style:font-name="Liberation Sans" fo:font-size="12pt" fo:font-weight="bold" officeooo:rsid="0018e386" style:font-name-asian="Droid Sans Fallback" style:font-size-asian="12pt" style:font-weight-asian="bold" style:font-name-complex="Rachana" style:font-size-complex="12pt" style:font-weight-complex="bold"/>
    </style:style>
    <style:style style:name="T9" style:family="text">
      <style:text-properties style:font-name="Liberation Sans" fo:font-size="12pt" fo:font-weight="bold" officeooo:rsid="001f0d06" style:font-name-asian="Droid Sans Fallback" style:font-size-asian="12pt" style:font-weight-asian="bold" style:font-name-complex="Rachana" style:font-size-complex="12pt" style:font-weight-complex="bold"/>
    </style:style>
    <style:style style:name="T10" style:family="tex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T11" style:family="text">
      <style:text-properties style:font-name="Liberation Sans" fo:font-size="11pt" fo:font-weight="normal" style:font-name-asian="Droid Sans Fallback" style:font-size-asian="11pt" style:font-weight-asian="normal" style:font-name-complex="FreeSans" style:font-size-complex="11pt" style:font-weight-complex="normal"/>
    </style:style>
    <style:style style:name="T12" style:family="text">
      <style:text-properties style:font-name="Liberation Sans" fo:font-size="11pt" fo:font-weight="normal" officeooo:rsid="0018e386" style:font-name-asian="Droid Sans Fallback" style:font-size-asian="11pt" style:font-weight-asian="normal" style:font-name-complex="FreeSans" style:font-size-complex="11pt" style:font-weight-complex="normal"/>
    </style:style>
    <style:style style:name="T13" style:family="text">
      <style:text-properties style:font-name="Liberation Sans" fo:font-size="11pt" fo:font-weight="normal" officeooo:rsid="00199ff4" style:font-name-asian="Droid Sans Fallback" style:font-size-asian="11pt" style:font-weight-asian="normal" style:font-name-complex="FreeSans" style:font-size-complex="11pt" style:font-weight-complex="normal"/>
    </style:style>
    <style:style style:name="T14" style:family="text">
      <style:text-properties style:font-name="Liberation Sans" fo:font-size="11pt" fo:font-weight="normal" officeooo:rsid="0028f021" style:font-name-asian="Droid Sans Fallback" style:font-size-asian="11pt" style:font-weight-asian="normal" style:font-name-complex="FreeSans" style:font-size-complex="11pt" style:font-weight-complex="normal"/>
    </style:style>
    <style:style style:name="T15" style:family="text">
      <style:text-properties style:font-name="Liberation Sans" fo:font-size="11pt" fo:font-weight="normal" officeooo:rsid="002acebb" style:font-name-asian="Droid Sans Fallback" style:font-size-asian="11pt" style:font-weight-asian="normal" style:font-name-complex="FreeSans" style:font-size-complex="11pt" style:font-weight-complex="normal"/>
    </style:style>
    <style:style style:name="T16" style:family="text">
      <style:text-properties style:font-name="Liberation Sans" fo:font-size="11pt" fo:font-weight="normal" officeooo:rsid="0018e386" style:font-name-asian="Droid Sans Fallback" style:font-size-asian="11pt" style:font-weight-asian="normal" style:font-name-complex="FreeSans" style:font-size-complex="11pt" style:language-complex="ml" style:country-complex="IN" style:font-weight-complex="normal"/>
    </style:style>
    <style:style style:name="T17" style:family="text">
      <style:text-properties style:font-name="Liberation Sans" fo:font-size="11pt" fo:font-weight="normal" officeooo:rsid="00199ff4" style:font-name-asian="Droid Sans Fallback" style:font-size-asian="11pt" style:font-weight-asian="normal" style:font-name-complex="FreeSans" style:font-size-complex="11pt" style:language-complex="ml" style:country-complex="IN" style:font-weight-complex="normal"/>
    </style:style>
    <style:style style:name="T18" style:family="text">
      <style:text-properties style:font-name="Liberation Sans" fo:font-size="11pt" fo:font-weight="normal" officeooo:rsid="00301431" style:font-name-asian="Droid Sans Fallback" style:font-size-asian="11pt" style:font-weight-asian="normal" style:font-name-complex="FreeSans" style:font-size-complex="11pt" style:language-complex="ml" style:country-complex="IN" style:font-weight-complex="normal"/>
    </style:style>
    <style:style style:name="T19" style:family="text">
      <style:text-properties style:font-name="Liberation Sans" fo:font-size="11pt" fo:font-weight="normal" officeooo:rsid="00199ff4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20" style:family="text">
      <style:text-properties style:font-name="Liberation Sans" fo:font-size="11pt" fo:font-weight="normal" officeooo:rsid="00250ca0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21" style:family="text">
      <style:text-properties style:font-name="Liberation Sans" fo:font-size="11pt" fo:font-weight="normal" officeooo:rsid="002ad032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22" style:family="text">
      <style:text-properties style:font-name="Liberation Sans" fo:font-size="11pt" fo:font-weight="normal" officeooo:rsid="002c9f39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23" style:family="text">
      <style:text-properties style:font-name="Liberation Sans" fo:font-size="11pt" fo:font-weight="normal" officeooo:rsid="0035013c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24" style:family="text">
      <style:text-properties style:font-name="Liberation Sans" fo:font-size="11pt" fo:font-weight="normal" officeooo:rsid="00368d18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25" style:family="text">
      <style:text-properties style:font-name="Liberation Sans" fo:font-size="11pt" fo:font-weight="normal" officeooo:rsid="0018e386" style:font-name-asian="Droid Sans Fallback" style:font-size-asian="11pt" style:font-weight-asian="normal" style:font-name-complex="Rachana" style:font-size-complex="11pt" style:font-weight-complex="normal"/>
    </style:style>
    <style:style style:name="T26" style:family="text">
      <style:text-properties style:font-name="Liberation Sans" fo:font-size="11pt" fo:font-weight="normal" officeooo:rsid="0028f021" style:font-name-asian="Droid Sans Fallback" style:font-size-asian="11pt" style:font-weight-asian="normal" style:font-name-complex="Rachana" style:font-size-complex="11pt" style:font-weight-complex="normal"/>
    </style:style>
    <style:style style:name="T27" style:family="text">
      <style:text-properties style:font-name="Liberation Sans" fo:font-size="11pt" fo:font-weight="normal" officeooo:rsid="002acebb" style:font-name-asian="Droid Sans Fallback" style:font-size-asian="11pt" style:font-weight-asian="normal" style:font-name-complex="Rachana" style:font-size-complex="11pt" style:font-weight-complex="normal"/>
    </style:style>
    <style:style style:name="T28" style:family="text">
      <style:text-properties style:font-name="Liberation Sans" fo:font-size="11pt" fo:font-weight="bold" officeooo:rsid="002f21ea" style:font-name-asian="Droid Sans Fallback" style:font-size-asian="11pt" style:font-weight-asian="bold" style:font-name-complex="Rachana" style:font-size-complex="11pt" style:language-complex="ml" style:country-complex="IN" style:font-weight-complex="bold"/>
    </style:style>
    <style:style style:name="T29" style:family="text">
      <style:text-properties style:font-name="Liberation Sans" fo:font-size="11pt" fo:font-weight="bold" officeooo:rsid="002f21ea" style:font-name-asian="Droid Sans Fallback" style:font-size-asian="11pt" style:font-weight-asian="bold" style:font-name-complex="FreeSans1" style:font-size-complex="11pt" style:language-complex="ml" style:country-complex="IN" style:font-weight-complex="bold"/>
    </style:style>
    <style:style style:name="T30" style:family="text">
      <style:text-properties style:font-name="Liberation Sans" fo:font-size="11pt" fo:font-weight="bold" officeooo:rsid="002c9f39" style:font-name-asian="Droid Sans Fallback" style:font-size-asian="11pt" style:font-weight-asian="bold" style:font-name-complex="FreeSans1" style:font-size-complex="11pt" style:language-complex="ml" style:country-complex="IN" style:font-weight-complex="bold"/>
    </style:style>
    <style:style style:name="T31" style:family="text">
      <style:text-properties style:font-name="Liberation Sans" fo:font-size="11pt" style:text-underline-style="none" fo:font-weight="normal" officeooo:rsid="00301431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32" style:family="text">
      <style:text-properties style:font-name="Liberation Sans" fo:font-size="11pt" style:text-underline-style="none" fo:font-weight="normal" officeooo:rsid="0023ea6a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33" style:family="text">
      <style:text-properties style:font-name="Liberation Sans" fo:font-size="11pt" style:text-underline-style="none" fo:font-weight="normal" officeooo:rsid="0043f8a9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34" style:family="text">
      <style:text-properties style:font-name="Liberation Sans" fo:font-size="11pt" style:text-underline-style="none" fo:font-weight="normal" officeooo:rsid="0044aad2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35" style:family="text">
      <style:text-properties style:font-name="Liberation Sans" fo:font-size="11pt" style:text-underline-style="none" fo:font-weight="normal" officeooo:rsid="00453286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36" style:family="text">
      <style:text-properties style:font-name="Liberation Sans" fo:font-size="11pt" style:text-underline-style="none" fo:font-weight="normal" officeooo:rsid="0045e1c9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37" style:family="text">
      <style:text-properties style:font-name="Liberation Sans" fo:font-size="11pt" style:text-underline-style="none" fo:font-weight="normal" officeooo:rsid="00468f91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38" style:family="text">
      <style:text-properties style:font-name="Liberation Sans" fo:font-size="11pt" style:text-underline-style="none" fo:font-weight="normal" officeooo:rsid="004699dc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39" style:family="text">
      <style:text-properties style:font-name="Liberation Sans" fo:font-size="11pt" style:text-underline-style="none" fo:font-weight="normal" officeooo:rsid="004abf34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40" style:family="text">
      <style:text-properties style:font-name="Liberation Sans" fo:font-size="11pt" style:text-underline-style="none" fo:font-weight="normal" officeooo:rsid="004ce9f2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41" style:family="text">
      <style:text-properties style:font-name="Liberation Sans" fo:font-size="11pt" style:text-underline-style="none" fo:font-weight="normal" officeooo:rsid="004e9da5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42" style:family="text">
      <style:text-properties style:font-name="Liberation Sans" fo:font-size="11pt" style:text-underline-style="none" fo:font-weight="normal" officeooo:rsid="004ef78b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43" style:family="text">
      <style:text-properties style:font-name="Liberation Sans" fo:font-size="11pt" style:text-underline-style="none" fo:font-weight="bold" officeooo:rsid="0052e0b6" style:font-name-asian="Droid Sans Fallback" style:font-size-asian="11pt" style:font-weight-asian="bold" style:font-name-complex="Rachana" style:font-size-complex="11pt" style:language-complex="ml" style:country-complex="IN" style:font-weight-complex="bold"/>
    </style:style>
    <style:style style:name="T44" style:family="text">
      <style:text-properties style:font-name="Liberation Sans" fo:font-size="11pt" style:text-underline-style="none" officeooo:rsid="004f5536" style:font-name-asian="Droid Sans Fallback" style:font-size-asian="11pt" style:font-name-complex="Rachana" style:font-size-complex="11pt" style:language-complex="ml" style:country-complex="IN"/>
    </style:style>
    <style:style style:name="T45" style:family="text">
      <style:text-properties style:font-name="Liberation Sans" fo:font-size="10.5pt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T46" style:family="text">
      <style:text-properties style:font-name="Liberation Sans" fo:font-size="10.5pt" fo:font-weight="normal" officeooo:rsid="005a24cd" style:font-name-asian="Droid Sans Fallback" style:font-size-asian="10.5pt" style:font-weight-asian="normal" style:font-name-complex="FreeSans" style:font-size-complex="10.5pt" style:font-weight-complex="normal"/>
    </style:style>
    <style:style style:name="T47" style:family="text">
      <style:text-properties style:font-name="Liberation Sans" fo:font-size="10.5pt" fo:font-weight="normal" officeooo:rsid="005a24cd" style:font-name-asian="Droid Sans Fallback" style:font-size-asian="10.5pt" style:font-weight-asian="normal" style:font-name-complex="FreeSans" style:font-size-complex="10.5pt" style:language-complex="ml" style:country-complex="IN" style:font-weight-complex="normal"/>
    </style:style>
    <style:style style:name="T48" style:family="text">
      <style:text-properties style:font-name="Liberation Sans" fo:font-size="10.5pt" fo:font-weight="normal" officeooo:rsid="0031d6bf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T49" style:family="text">
      <style:text-properties style:font-name="Liberation Sans" fo:font-size="10.5pt" fo:font-weight="normal" officeooo:rsid="00368d18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T50" style:family="text">
      <style:text-properties style:font-name="Liberation Sans" fo:font-size="10.5pt" fo:font-weight="normal" officeooo:rsid="005628c2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T51" style:family="text">
      <style:text-properties style:font-name="Liberation Sans" fo:font-size="10.5pt" fo:font-weight="normal" officeooo:rsid="005768d5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T52" style:family="text">
      <style:text-properties style:font-name="Liberation Sans" fo:font-size="10.5pt" style:text-underline-style="none" fo:font-weight="normal" officeooo:rsid="0031d6bf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T53" style:family="text">
      <style:text-properties style:font-name="Liberation Sans" fo:font-size="10.5pt" style:text-underline-style="none" fo:font-weight="normal" officeooo:rsid="0032d8b0" style:font-name-asian="Droid Sans Fallback" style:font-size-asian="10.5pt" style:font-weight-asian="normal" style:font-name-complex="Rachana" style:font-size-complex="10.5pt" style:language-complex="ml" style:country-complex="IN" style:font-weight-complex="normal"/>
    </style:style>
    <style:style style:name="T54" style:family="text">
      <style:text-properties style:font-name="Liberation Sans" fo:font-size="10pt" style:text-underline-style="none" fo:font-weight="normal" officeooo:rsid="0018e386" style:font-name-asian="Droid Sans Fallback" style:font-size-asian="10pt" style:font-weight-asian="normal" style:font-name-complex="FreeSans" style:font-size-complex="10pt" style:language-complex="ml" style:country-complex="IN" style:font-weight-complex="normal"/>
    </style:style>
    <style:style style:name="T55" style:family="text">
      <style:text-properties style:font-name="Liberation Sans" fo:font-size="10pt" style:text-underline-style="none" fo:font-weight="normal" officeooo:rsid="00316cd6" style:font-name-asian="Droid Sans Fallback" style:font-size-asian="10pt" style:font-weight-asian="normal" style:font-name-complex="FreeSans" style:font-size-complex="10pt" style:language-complex="ml" style:country-complex="IN" style:font-weight-complex="normal"/>
    </style:style>
    <style:style style:name="T56" style:family="text">
      <style:text-properties style:font-name="Liberation Sans" fo:font-size="10pt" style:text-underline-style="none" fo:font-weight="normal" officeooo:rsid="0023ea6a" style:font-name-asian="Droid Sans Fallback" style:font-size-asian="10pt" style:font-weight-asian="normal" style:font-name-complex="Rachana" style:font-size-complex="10pt" style:language-complex="ml" style:country-complex="IN" style:font-weight-complex="normal"/>
    </style:style>
    <style:style style:name="T57" style:family="text">
      <style:text-properties style:font-name="Liberation Sans" fo:font-size="10pt" style:text-underline-style="none" fo:font-weight="normal" officeooo:rsid="0031a7e4" style:font-name-asian="Droid Sans Fallback" style:font-size-asian="10pt" style:font-weight-asian="normal" style:font-name-complex="Rachana" style:font-size-complex="10pt" style:language-complex="ml" style:country-complex="IN" style:font-weight-complex="normal"/>
    </style:style>
    <style:style style:name="T58" style:family="text">
      <style:text-properties style:font-name="Liberation Sans" fo:font-size="10pt" style:text-underline-style="none" fo:font-weight="normal" officeooo:rsid="0031d6bf" style:font-name-asian="Droid Sans Fallback" style:font-size-asian="10pt" style:font-weight-asian="normal" style:font-name-complex="Rachana" style:font-size-complex="10pt" style:language-complex="ml" style:country-complex="IN" style:font-weight-complex="normal"/>
    </style:style>
    <style:style style:name="T59" style:family="text">
      <style:text-properties style:font-name="Liberation Sans" fo:font-size="10pt" style:text-underline-style="none" fo:font-weight="normal" officeooo:rsid="0032d8b0" style:font-name-asian="Droid Sans Fallback" style:font-size-asian="10pt" style:font-weight-asian="normal" style:font-name-complex="Rachana" style:font-size-complex="10pt" style:language-complex="ml" style:country-complex="IN" style:font-weight-complex="normal"/>
    </style:style>
    <style:style style:name="T60" style:family="text">
      <style:text-properties style:font-name="Liberation Sans" fo:font-size="10pt" fo:font-weight="normal" officeooo:rsid="0031d6bf" style:font-name-asian="Droid Sans Fallback" style:font-size-asian="10pt" style:font-weight-asian="normal" style:font-name-complex="Rachana" style:font-size-complex="10pt" style:language-complex="ml" style:country-complex="IN" style:font-weight-complex="normal"/>
    </style:style>
    <style:style style:name="T61" style:family="text">
      <style:text-properties style:font-name="Liberation Sans" fo:font-size="10pt" fo:font-weight="normal" officeooo:rsid="00368d18" style:font-name-asian="Droid Sans Fallback" style:font-size-asian="10pt" style:font-weight-asian="normal" style:font-name-complex="Rachana" style:font-size-complex="10pt" style:language-complex="ml" style:country-complex="IN" style:font-weight-complex="normal"/>
    </style:style>
    <style:style style:name="T62" style:family="text">
      <style:text-properties style:font-name="Liberation Sans" fo:font-size="13pt" fo:font-weight="bold" style:font-name-asian="Droid Sans Fallback" style:font-size-asian="13pt" style:font-weight-asian="bold" style:font-name-complex="Rachana" style:font-size-complex="13pt" style:language-complex="ml" style:country-complex="IN" style:font-weight-complex="bold"/>
    </style:style>
    <style:style style:name="T63" style:family="text">
      <style:text-properties style:font-name="Liberation Sans" fo:font-size="13pt" style:text-underline-style="none" fo:font-weight="normal" officeooo:rsid="0047fd59" style:font-name-asian="Droid Sans Fallback" style:font-size-asian="13pt" style:font-weight-asian="normal" style:font-name-complex="Rachana" style:font-size-complex="13pt" style:language-complex="ml" style:country-complex="IN" style:font-weight-complex="normal"/>
    </style:style>
    <style:style style:name="T64" style:family="text">
      <style:text-properties style:font-name="Liberation Sans" fo:font-size="13pt" fo:font-weight="normal" style:font-name-asian="Droid Sans Fallback" style:font-size-asian="13pt" style:font-weight-asian="normal" style:font-name-complex="Rachana" style:font-size-complex="13pt" style:language-complex="ml" style:country-complex="IN" style:font-weight-complex="normal"/>
    </style:style>
    <style:style style:name="T65" style:family="text">
      <style:text-properties style:font-name="Liberation Sans" fo:font-size="13pt" fo:font-weight="normal" officeooo:rsid="0047fd59" style:font-name-asian="Droid Sans Fallback" style:font-size-asian="13pt" style:font-weight-asian="normal" style:font-name-complex="Rachana" style:font-size-complex="13pt" style:language-complex="ml" style:country-complex="IN" style:font-weight-complex="normal"/>
    </style:style>
    <style:style style:name="T66" style:family="text">
      <style:text-properties style:font-name="Liberation Sans" fo:font-size="13pt" fo:font-weight="normal" officeooo:rsid="004abf34" style:font-name-asian="Droid Sans Fallback" style:font-size-asian="13pt" style:font-weight-asian="normal" style:font-name-complex="Rachana" style:font-size-complex="13pt" style:language-complex="ml" style:country-complex="IN" style:font-weight-complex="normal"/>
    </style:style>
    <style:style style:name="T67" style:family="text">
      <style:text-properties style:font-name="Liberation Sans" fo:font-size="13pt" fo:font-weight="normal" officeooo:rsid="0048d33e" style:font-name-asian="Droid Sans Fallback" style:font-size-asian="13pt" style:font-weight-asian="normal" style:font-name-complex="Rachana" style:font-size-complex="13pt" style:language-complex="ml" style:country-complex="IN" style:font-weight-complex="normal"/>
    </style:style>
    <style:style style:name="T68" style:family="text">
      <style:text-properties style:font-name="Liberation Sans" fo:font-size="13pt" fo:font-weight="normal" officeooo:rsid="004c8739" style:font-name-asian="Droid Sans Fallback" style:font-size-asian="13pt" style:font-weight-asian="normal" style:font-name-complex="Rachana" style:font-size-complex="13pt" style:language-complex="ml" style:country-complex="IN" style:font-weight-complex="normal"/>
    </style:style>
    <style:style style:name="T69" style:family="text">
      <style:text-properties style:font-name="Liberation Sans" fo:font-size="13pt" fo:font-weight="normal" officeooo:rsid="004ce9f2" style:font-name-asian="Droid Sans Fallback" style:font-size-asian="13pt" style:font-weight-asian="normal" style:font-name-complex="Rachana" style:font-size-complex="13pt" style:language-complex="ml" style:country-complex="IN" style:font-weight-complex="normal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75a9f6" style:font-size-asian="12pt" style:font-size-complex="12pt"/>
    </style:style>
    <style:style style:name="T72" style:family="text">
      <style:text-properties fo:font-size="12pt" officeooo:rsid="0079e2b4" style:font-size-asian="12pt" style:font-size-complex="12pt"/>
    </style:style>
    <style:style style:name="T73" style:family="text">
      <style:text-properties fo:font-size="12pt" officeooo:rsid="007c3ce0" style:font-size-asian="12pt" style:font-size-complex="12pt"/>
    </style:style>
    <style:style style:name="T74" style:family="text">
      <style:text-properties fo:font-size="12pt" officeooo:rsid="007dabe3" style:font-size-asian="12pt" style:font-size-complex="12pt"/>
    </style:style>
    <style:style style:name="T75" style:family="text">
      <style:text-properties fo:font-size="12pt" officeooo:rsid="007df9dc" style:font-size-asian="12pt" style:font-size-complex="12pt"/>
    </style:style>
    <style:style style:name="T76" style:family="text">
      <style:text-properties fo:font-size="12pt" officeooo:rsid="00801139" style:font-size-asian="12pt" style:font-size-complex="12pt"/>
    </style:style>
    <style:style style:name="T77" style:family="text">
      <style:text-properties fo:font-size="12pt" officeooo:rsid="0080de4a" style:font-size-asian="12pt" style:font-size-complex="12pt"/>
    </style:style>
    <style:style style:name="T78" style:family="text">
      <style:text-properties fo:font-size="12pt" officeooo:rsid="00828952" style:font-size-asian="12pt" style:font-size-complex="12pt"/>
    </style:style>
    <style:style style:name="T79" style:family="text">
      <style:text-properties fo:font-size="12pt" officeooo:rsid="0083219c" style:font-size-asian="12pt" style:font-size-complex="12pt"/>
    </style:style>
    <style:style style:name="T80" style:family="text">
      <style:text-properties fo:font-size="12pt" fo:font-weight="bold" style:font-size-asian="12pt" style:font-weight-asian="bold" style:font-size-complex="12pt" style:font-weight-complex="bold"/>
    </style:style>
    <style:style style:name="T81" style:family="text">
      <style:text-properties style:font-name="Rachana" fo:font-size="12pt" fo:font-weight="normal" officeooo:rsid="0018e386" style:font-name-asian="Droid Sans Fallback" style:font-size-asian="12pt" style:font-weight-asian="normal" style:font-name-complex="Rachana" style:font-size-complex="12pt" style:font-weight-complex="normal"/>
    </style:style>
    <style:style style:name="T82" style:family="text">
      <style:text-properties style:font-name="Rachana" fo:font-size="12pt" fo:font-weight="normal" officeooo:rsid="00199ff4" style:font-name-asian="Droid Sans Fallback" style:font-size-asian="12pt" style:font-weight-asian="normal" style:font-name-complex="Rachana" style:font-size-complex="12pt" style:font-weight-complex="normal"/>
    </style:style>
    <style:style style:name="T83" style:family="text">
      <style:text-properties style:font-name="Rachana" fo:font-size="12pt" fo:font-weight="normal" officeooo:rsid="00199ff4" style:font-name-asian="Droid Sans Fallback" style:font-size-asian="12pt" style:font-weight-asian="normal" style:font-name-complex="Rachana" style:font-size-complex="12pt" style:language-complex="ml" style:country-complex="IN" style:font-weight-complex="normal"/>
    </style:style>
    <style:style style:name="T84" style:family="text">
      <style:text-properties style:font-name="Rachana" fo:font-weight="normal" officeooo:rsid="00199ff4" style:font-weight-asian="normal" style:font-name-complex="Rachana" style:font-weight-complex="normal"/>
    </style:style>
    <style:style style:name="T85" style:family="text">
      <style:text-properties style:font-name="Rachana" fo:font-size="13pt" officeooo:rsid="00199ff4" style:font-size-asian="13pt" style:font-name-complex="Rachana" style:font-size-complex="13pt"/>
    </style:style>
    <style:style style:name="T86" style:family="text">
      <style:text-properties style:font-name="Rachana" fo:font-size="13pt" officeooo:rsid="001f338e" style:font-size-asian="13pt" style:font-name-complex="Rachana" style:font-size-complex="13pt"/>
    </style:style>
    <style:style style:name="T87" style:family="text">
      <style:text-properties style:font-name="Rachana" fo:font-size="13pt" officeooo:rsid="001f0d06" style:font-size-asian="13pt" style:font-name-complex="Rachana" style:font-size-complex="13pt"/>
    </style:style>
    <style:style style:name="T88" style:family="text">
      <style:text-properties style:font-name="Rachana" style:font-name-complex="Rachana"/>
    </style:style>
    <style:style style:name="T89" style:family="text">
      <style:text-properties style:font-name="Rachana" officeooo:rsid="001a8608" style:font-name-complex="Rachana"/>
    </style:style>
    <style:style style:name="T90" style:family="text">
      <style:text-properties style:font-name="Rachana" officeooo:rsid="004f5536" style:font-name-complex="Rachana"/>
    </style:style>
    <style:style style:name="T91" style:family="text">
      <style:text-properties style:font-name="Rachana" fo:font-size="11pt" fo:font-weight="normal" style:font-size-asian="11pt" style:font-weight-asian="normal" style:font-name-complex="Rachana" style:font-size-complex="11pt" style:font-weight-complex="normal"/>
    </style:style>
    <style:style style:name="T92" style:family="text">
      <style:text-properties style:font-name="Rachana" fo:font-size="11pt" fo:font-weight="normal" officeooo:rsid="0035013c" style:font-name-asian="Droid Sans Fallback" style:font-size-asian="11pt" style:font-weight-asian="normal" style:font-name-complex="Rachana" style:font-size-complex="11pt" style:language-complex="ml" style:country-complex="IN" style:font-weight-complex="normal"/>
    </style:style>
    <style:style style:name="T93" style:family="text">
      <style:text-properties style:font-name="Rachana" fo:font-size="11pt" style:text-underline-style="none" officeooo:rsid="004f5536" style:font-name-asian="Droid Sans Fallback" style:font-size-asian="11pt" style:font-name-complex="Rachana" style:font-size-complex="11pt" style:language-complex="ml" style:country-complex="IN"/>
    </style:style>
    <style:style style:name="T94" style:family="text">
      <style:text-properties fo:font-size="11pt" style:font-size-asian="11pt" style:font-size-complex="11pt"/>
    </style:style>
    <style:style style:name="T95" style:family="text">
      <style:text-properties fo:font-size="11pt" style:font-size-asian="11pt" style:font-size-complex="11pt" style:language-complex="ml" style:country-complex="IN"/>
    </style:style>
    <style:style style:name="T96" style:family="text">
      <style:text-properties fo:font-size="11pt" officeooo:rsid="002c9f39" style:font-size-asian="11pt" style:font-size-complex="11pt" style:language-complex="ml" style:country-complex="IN"/>
    </style:style>
    <style:style style:name="T97" style:family="text">
      <style:text-properties fo:font-size="11pt" officeooo:rsid="002c9f39" style:font-size-asian="11pt" style:font-size-complex="11pt"/>
    </style:style>
    <style:style style:name="T98" style:family="text">
      <style:text-properties fo:font-size="11pt" officeooo:rsid="002c9f39" style:font-size-asian="11pt" style:font-name-complex="Rachana" style:font-size-complex="11pt" style:language-complex="ml" style:country-complex="IN"/>
    </style:style>
    <style:style style:name="T99" style:family="text">
      <style:text-properties fo:font-size="11pt" officeooo:rsid="0031d6bf" style:font-size-asian="11pt" style:font-name-complex="Rachana" style:font-size-complex="11pt" style:language-complex="ml" style:country-complex="IN"/>
    </style:style>
    <style:style style:name="T100" style:family="text">
      <style:text-properties fo:font-size="11pt" officeooo:rsid="002c9f39" style:font-size-asian="11pt" style:font-name-complex="FreeSans1" style:font-size-complex="11pt" style:language-complex="ml" style:country-complex="IN"/>
    </style:style>
    <style:style style:name="T101" style:family="text">
      <style:text-properties fo:font-size="11pt" fo:font-weight="normal" officeooo:rsid="0018e386" style:font-size-asian="11pt" style:font-weight-asian="normal" style:font-size-complex="11pt" style:font-weight-complex="normal"/>
    </style:style>
    <style:style style:name="T102" style:family="text">
      <style:text-properties fo:font-size="11pt" fo:font-weight="normal" officeooo:rsid="00199ff4" style:font-size-asian="11pt" style:font-weight-asian="normal" style:font-size-complex="11pt" style:font-weight-complex="normal"/>
    </style:style>
    <style:style style:name="T103" style:family="text">
      <style:text-properties fo:font-size="11pt" fo:font-weight="normal" officeooo:rsid="0022e7a7" style:font-size-asian="11pt" style:font-weight-asian="normal" style:font-size-complex="11pt" style:font-weight-complex="normal"/>
    </style:style>
    <style:style style:name="T104" style:family="text">
      <style:text-properties fo:font-size="11pt" fo:font-weight="normal" officeooo:rsid="002309c0" style:font-size-asian="11pt" style:font-weight-asian="normal" style:font-size-complex="11pt" style:font-weight-complex="normal"/>
    </style:style>
    <style:style style:name="T105" style:family="text">
      <style:text-properties fo:font-size="11pt" fo:font-weight="bold" style:font-size-asian="11pt" style:font-weight-asian="bold" style:font-name-complex="Rachana" style:font-size-complex="11pt" style:font-weight-complex="bold"/>
    </style:style>
    <style:style style:name="T106" style:family="text">
      <style:text-properties fo:font-size="11pt" fo:font-weight="bold" style:font-size-asian="11pt" style:font-weight-asian="bold" style:font-size-complex="11pt" style:font-weight-complex="bold"/>
    </style:style>
    <style:style style:name="T107" style:family="text">
      <style:text-properties fo:font-size="11pt" fo:font-weight="bold" officeooo:rsid="00389496" style:font-size-asian="11pt" style:font-weight-asian="bold" style:font-size-complex="11pt" style:font-weight-complex="bold"/>
    </style:style>
    <style:style style:name="T108" style:family="text">
      <style:text-properties fo:font-size="11pt" style:text-underline-style="none" fo:font-weight="bold" officeooo:rsid="004f5536" style:font-size-asian="11pt" style:font-weight-asian="bold" style:font-size-complex="11pt" style:font-weight-complex="bold"/>
    </style:style>
    <style:style style:name="T109" style:family="text">
      <style:text-properties fo:font-size="11pt" style:text-underline-style="none" fo:font-weight="bold" officeooo:rsid="0052e0b6" style:font-size-asian="11pt" style:font-weight-asian="bold" style:font-size-complex="11pt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027ea36" style:font-weight-asian="bold" style:font-weight-complex="bold"/>
    </style:style>
    <style:style style:name="T112" style:family="text">
      <style:text-properties fo:font-weight="bold" style:font-weight-asian="bold" style:font-name-complex="Rachana" style:language-complex="ml" style:country-complex="IN" style:font-weight-complex="bold"/>
    </style:style>
    <style:style style:name="T113" style:family="text">
      <style:text-properties fo:font-weight="bold" officeooo:rsid="0023ea6a" style:font-weight-asian="bold" style:font-name-complex="Rachana" style:language-complex="ml" style:country-complex="IN" style:font-weight-complex="bold"/>
    </style:style>
    <style:style style:name="T114" style:family="text">
      <style:text-properties officeooo:rsid="0027ea36"/>
    </style:style>
    <style:style style:name="T115" style:family="text">
      <style:text-properties fo:font-size="10pt" style:font-size-asian="10pt" style:font-size-complex="10pt" style:language-complex="ml" style:country-complex="IN"/>
    </style:style>
    <style:style style:name="T116" style:family="text">
      <style:text-properties fo:font-size="10pt" officeooo:rsid="0031a7e4" style:font-size-asian="10pt" style:font-name-complex="Rachana" style:font-size-complex="10pt" style:language-complex="ml" style:country-complex="IN"/>
    </style:style>
    <style:style style:name="T117" style:family="text">
      <style:text-properties fo:font-size="10pt" officeooo:rsid="0031d6bf" style:font-size-asian="10pt" style:font-name-complex="Rachana" style:font-size-complex="10pt" style:language-complex="ml" style:country-complex="IN"/>
    </style:style>
    <style:style style:name="T118" style:family="text">
      <style:text-properties fo:font-size="10.5pt" fo:font-weight="normal" officeooo:rsid="00393580" style:font-size-asian="10.5pt" style:font-weight-asian="normal" style:font-size-complex="10.5pt" style:font-weight-complex="normal"/>
    </style:style>
    <style:style style:name="T119" style:family="text">
      <style:text-properties fo:font-size="10.5pt" fo:font-weight="normal" style:font-size-asian="10.5pt" style:font-weight-asian="normal" style:font-name-complex="Rachana" style:font-size-complex="10.5pt" style:font-weight-complex="normal"/>
    </style:style>
    <style:style style:name="T120" style:family="text">
      <style:text-properties fo:font-size="10.5pt" fo:font-weight="normal" officeooo:rsid="00393580" style:font-size-asian="10.5pt" style:font-weight-asian="normal" style:font-name-complex="Rachana" style:font-size-complex="10.5pt" style:font-weight-complex="normal"/>
    </style:style>
    <style:style style:name="T121" style:family="text">
      <style:text-properties fo:font-size="10.5pt" fo:font-weight="normal" officeooo:rsid="003ae4c3" style:font-size-asian="10.5pt" style:font-weight-asian="normal" style:font-name-complex="Rachana" style:font-size-complex="10.5pt" style:font-weight-complex="normal"/>
    </style:style>
    <style:style style:name="T122" style:family="text">
      <style:text-properties fo:font-size="10.5pt" fo:font-weight="normal" officeooo:rsid="003ba660" style:font-size-asian="10.5pt" style:font-weight-asian="normal" style:font-name-complex="Rachana" style:font-size-complex="10.5pt" style:font-weight-complex="normal"/>
    </style:style>
    <style:style style:name="T123" style:family="text">
      <style:text-properties fo:font-size="10.5pt" fo:font-weight="normal" officeooo:rsid="003be3fc" style:font-size-asian="10.5pt" style:font-weight-asian="normal" style:font-name-complex="Rachana" style:font-size-complex="10.5pt" style:font-weight-complex="normal"/>
    </style:style>
    <style:style style:name="T124" style:family="text">
      <style:text-properties fo:font-size="10.5pt" fo:font-weight="normal" officeooo:rsid="003bf28f" style:font-size-asian="10.5pt" style:font-weight-asian="normal" style:font-name-complex="Rachana" style:font-size-complex="10.5pt" style:font-weight-complex="normal"/>
    </style:style>
    <style:style style:name="T125" style:family="text">
      <style:text-properties fo:font-size="10.5pt" fo:font-weight="normal" officeooo:rsid="003c8150" style:font-size-asian="10.5pt" style:font-weight-asian="normal" style:font-name-complex="Rachana" style:font-size-complex="10.5pt" style:font-weight-complex="normal"/>
    </style:style>
    <style:style style:name="T126" style:family="text">
      <style:text-properties fo:font-size="10.5pt" fo:font-weight="normal" officeooo:rsid="003f74b4" style:font-size-asian="10.5pt" style:font-weight-asian="normal" style:font-name-complex="Rachana" style:font-size-complex="10.5pt" style:font-weight-complex="normal"/>
    </style:style>
    <style:style style:name="T127" style:family="text">
      <style:text-properties fo:font-size="10.5pt" fo:font-weight="normal" officeooo:rsid="00403196" style:font-size-asian="10.5pt" style:font-weight-asian="normal" style:font-name-complex="Rachana" style:font-size-complex="10.5pt" style:font-weight-complex="normal"/>
    </style:style>
    <style:style style:name="T128" style:family="text">
      <style:text-properties fo:font-size="10.5pt" fo:font-weight="normal" officeooo:rsid="0040bc9d" style:font-size-asian="10.5pt" style:font-weight-asian="normal" style:font-name-complex="Rachana" style:font-size-complex="10.5pt" style:font-weight-complex="normal"/>
    </style:style>
    <style:style style:name="T129" style:family="text">
      <style:text-properties fo:font-size="10.5pt" fo:font-weight="normal" officeooo:rsid="0042bcd3" style:font-size-asian="10.5pt" style:font-weight-asian="normal" style:font-name-complex="Rachana" style:font-size-complex="10.5pt" style:font-weight-complex="normal"/>
    </style:style>
    <style:style style:name="T130" style:family="text">
      <style:text-properties fo:font-size="10.5pt" fo:font-weight="normal" officeooo:rsid="0043f1a1" style:font-size-asian="10.5pt" style:font-weight-asian="normal" style:font-name-complex="Rachana" style:font-size-complex="10.5pt" style:font-weight-complex="normal"/>
    </style:style>
    <style:style style:name="T131" style:family="text">
      <style:text-properties fo:font-size="10.5pt" fo:font-weight="normal" officeooo:rsid="004699dc" style:font-size-asian="10.5pt" style:font-weight-asian="normal" style:font-name-complex="Rachana" style:font-size-complex="10.5pt" style:font-weight-complex="normal"/>
    </style:style>
    <style:style style:name="T132" style:family="text">
      <style:text-properties fo:font-size="10.5pt" fo:font-weight="normal" officeooo:rsid="007fd064" style:font-size-asian="10.5pt" style:font-weight-asian="normal" style:font-name-complex="Rachana" style:font-size-complex="10.5pt" style:font-weight-complex="normal"/>
    </style:style>
    <style:style style:name="T133" style:family="text">
      <style:text-properties officeooo:rsid="00509591"/>
    </style:style>
    <style:style style:name="T134" style:family="text">
      <style:text-properties officeooo:rsid="005d1407"/>
    </style:style>
    <style:style style:name="T135" style:family="text">
      <style:text-properties officeooo:rsid="005dc369"/>
    </style:style>
    <style:style style:name="T136" style:family="text">
      <style:text-properties officeooo:rsid="006470db"/>
    </style:style>
    <style:style style:name="T137" style:family="text">
      <style:text-properties officeooo:rsid="0067fc5d"/>
    </style:style>
    <style:style style:name="T138" style:family="text">
      <style:text-properties officeooo:rsid="006bf209"/>
    </style:style>
    <style:style style:name="T139" style:family="text">
      <style:text-properties officeooo:rsid="006f4e77"/>
    </style:style>
    <style:style style:name="T140" style:family="text">
      <style:text-properties officeooo:rsid="007398e1"/>
    </style:style>
    <style:style style:name="T141" style:family="text">
      <style:text-properties officeooo:rsid="00852012"/>
    </style:style>
    <style:style style:name="T142" style:family="text">
      <style:text-properties officeooo:rsid="00883c5b"/>
    </style:style>
    <style:style style:name="T143" style:family="text">
      <style:text-properties officeooo:rsid="00886a4e"/>
    </style:style>
    <style:style style:name="T144" style:family="text">
      <style:text-properties officeooo:rsid="008a2679"/>
    </style:style>
    <style:style style:name="T145" style:family="text">
      <style:text-properties officeooo:rsid="008f6771"/>
    </style:style>
    <style:style style:name="T146" style:family="text">
      <style:text-properties officeooo:rsid="0091ff0e"/>
    </style:style>
    <style:style style:name="T147" style:family="text">
      <style:text-properties officeooo:rsid="009c0cf1"/>
    </style:style>
    <style:style style:name="T148" style:family="text">
      <style:text-properties officeooo:rsid="009e480a"/>
    </style:style>
    <style:style style:name="T149" style:family="text">
      <style:text-properties officeooo:rsid="00a57712"/>
    </style:style>
    <style:style style:name="T150" style:family="text">
      <style:text-properties officeooo:rsid="00ab9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പൈത്തൺ <text:span text:style-name="T1">പ്രോഗ്രാമിങ്ങ്</text:span> ഭാഷ</text:p>
      <text:p text:style-name="P35"/>
      <text:p text:style-name="P35"/>
      <text:p text:style-name="P45"><text:span text:style-name="T70">പൈത്തൺ </text:span><text:span text:style-name="T5">പ്രോഗ്രാമിങ്ങ</text:span><text:span text:style-name="T6">ിനെ കുറിച്ച്</text:span></text:p>
      <text:p text:style-name="P27"><text:span text:style-name="T8"><text:tab/></text:span><text:span text:style-name="T12">പൈത്ത</text:span><text:span text:style-name="T13">ൺ</text:span><text:span text:style-name="T81"> </text:span><text:span text:style-name="T82">വളരെ ലളിതവും കാര്യസാധകവുമായ ഭാഷയാണ്.</text:span>വ<text:span text:style-name="T88">ളരെ ലളിതമായ ഭാഷാഘടനയാണ് പൈത്തണിന്റെ ഏറ്റവും വലിയ പ്രത്യേകത. </text:span><text:a xlink:type="simple" xlink:href="https://ml.wikipedia.org/wiki/ജാവ_(പ്രോഗ്രാമിങ്_ഭാഷ)"><text:span text:style-name="T89">ജാവ</text:span></text:a><text:span text:style-name="T89">,</text:span><text:a xlink:type="simple" xlink:href="https://ml.wikipedia.org/wiki/സി_(പ്രോഗ്രാമിങ്_ഭാഷ)"><text:span text:style-name="T89">സി</text:span></text:a><text:span text:style-name="T89"> </text:span><text:span text:style-name="T88">തുടങ്ങിയ പ്രോഗ്രാമിങ് ഭാ</text:span><text:span text:style-name="T11">ഷകളിൽ</text:span><text:span text:style-name="T88"> ഉള്ളതിലും വളരെ കുറച്ച് ചി</text:span><text:span text:style-name="T11">ഹ്നങ്ങൾ</text:span><text:span text:style-name="T88"> മാത്രമേ പൈത്ത</text:span><text:span text:style-name="T11">ണിൽ</text:span><text:span text:style-name="T88"> ഉപയോഗിക്കുന്നുള്ളൂ. ജാവയിലും </text:span><text:a xlink:type="simple" xlink:href="https://ml.wikipedia.org/wiki/സി++"><text:span text:style-name="T89">സി++</text:span></text:a><text:span text:style-name="T88"> ലും ച</text:span><text:span text:style-name="T11">രങ്ങൾ</text:span><text:span text:style-name="T88"> പ്രോഗ്രാമി</text:span><text:span text:style-name="T45">ൽ</text:span><text:span text:style-name="T88"> ഉപയോഗിക്കുന്നതിനു മു</text:span><text:span text:style-name="T11">ൻ</text:span><text:span text:style-name="T91">പ്</text:span><text:span text:style-name="T88"> </text:span><text:a xlink:type="simple" xlink:href="https://ml.wikipedia.org/wiki/കംപൈലർ"><text:span text:style-name="T88">കമ്പൈലറിനോട് </text:span></text:a><text:span text:style-name="T88">സൂചിപ്പിക്കേണ്ടതുണ്ട് </text:span><text:span text:style-name="T45">എന്നാൽ</text:span><text:span text:style-name="T88"> പൈ</text:span><text:span text:style-name="T45">ത്തണിൽ</text:span><text:span text:style-name="T88"> ഇതിന്റെ ആവശ്യം ഇല്ല. വളരെ പെട്ടെന്ന് ഉപയോഗപ്രദമായ </text:span><text:a xlink:type="simple" xlink:href="https://ml.wikipedia.org/wiki/കമ്പ്യൂട്ടർ_സോഫ്‌റ്റ്‌വെയർ"><text:span text:style-name="T45">സോഫ്റ്റ്‌വെയറുകൾ</text:span></text:a><text:span text:style-name="T88"> </text:span><text:span text:style-name="T45">നിർമ്മിക്കാൻ</text:span><text:span text:style-name="T88"> ഇത് സഹായിക്കുന്നു.</text:span></text:p>
      <text:p text:style-name="P46"><text:span text:style-name="T10">പൈത്തൺ </text:span><text:span text:style-name="T7">പ്രോഗ്രാമിങ്ങ</text:span><text:span text:style-name="T8">ിന</text:span><text:span text:style-name="T9">്റെ പ്രത്യേകതള്‍</text:span></text:p>
      <text:p text:style-name="P23"/>
      <text:p text:style-name="P24"><text:span text:style-name="T87"><text:s text:c="7"/></text:span><text:span text:style-name="T85">ലളിത</text:span><text:span text:style-name="T86">ം: <text:s/></text:span><text:span text:style-name="T101">പൈത്ത</text:span><text:span text:style-name="T102">ൺ </text:span><text:span text:style-name="T84">വളരെ </text:span><text:span text:style-name="T101">എളുപ്പത്തിൽ </text:span><text:span text:style-name="T104">പഠിക്കാവുന്നതും </text:span><text:span text:style-name="T103">എഴുതാവുന്നതായ </text:span><text:span text:style-name="T84">ഭാഷയാണ് . </text:span></text:p>
      <text:p text:style-name="P28"><text:span text:style-name="T82"><text:s text:c="9"/></text:span><text:bookmark text:name="firstHeading"/><text:a xlink:type="simple" xlink:href="https://ml.wikipedia.org/wiki/സ്വതന്ത്ര_സോഫ്റ്റ്‌വെയർ"><text:span text:style-name="T112">സ്വതന്ത്ര സോഫ്റ്റ്‌വെയ</text:span></text:a><text:a xlink:type="simple" xlink:href="https://ml.wikipedia.org/wiki/സ്വതന്ത്ര_സോഫ്റ്റ്‌വെയർ">ര്‍:</text:a><text:span text:style-name="T113"> <text:s/></text:span><text:span text:style-name="T16">പൈത്ത</text:span><text:span text:style-name="T17">ൺ <text:s/></text:span><text:span text:style-name="T19">സ്വതന്ത്ര സോഫ്റ്റ്‌വെയ</text:span><text:span text:style-name="T20">റിന്റേ ഒരു ഉദാഹരണമാണ്. </text:span></text:p>
      <text:p text:style-name="P29"><text:s text:c="9"/><text:a xlink:type="simple" xlink:href="https://ml.wikipedia.org/wiki/പ്രോഗ്രാമിംഗ്_ഭാഷ"><text:span text:style-name="T111">ഉന്നതതലഭാഷ</text:span></text:a><text:span text:style-name="T111">:</text:span><text:span text:style-name="T114"> <text:s/></text:span><text:span text:style-name="T12">പൈത്ത</text:span><text:span text:style-name="T13">ൺ </text:span><text:span text:style-name="T14">ഒരു ഉന്നതതലഭാഷയാണ്. <text:s/></text:span><text:span text:style-name="T12">പൈത്ത</text:span><text:span text:style-name="T14">ണി</text:span><text:span text:style-name="T12">ൽ <text:s/></text:span><text:span text:style-name="T25">പ്രോഗ്രാ</text:span><text:span text:style-name="T26">മെഴുതുമ്പോ</text:span><text:span text:style-name="T14">ൾ <text:tab/></text:span><text:span text:style-name="T26">യന്ത്ര തലത്തി</text:span><text:span text:style-name="T12">ൽ</text:span><text:span text:style-name="T14">/താഴ്ന്ന തലത്തി</text:span><text:span text:style-name="T12">ൽ </text:span><text:span text:style-name="T15">ചിന്തിക്കേണ്ട <text:s/>ആവ</text:span><text:span text:style-name="T27">ശ്യ</text:span><text:span text:style-name="T14">ക</text:span><text:span text:style-name="T15">തയി</text:span><text:span text:style-name="T27">ല്ല. </text:span><text:span text:style-name="T21">അഥായത് , </text:span><text:bookmark text:name="firstHeading1"/><text:span text:style-name="T22">നി</text:span><text:span text:style-name="T94">ങ്ങ</text:span><text:span text:style-name="T97">ളുടെ <text:tab/></text:span><text:span text:style-name="T4">പ്രോഗ്രാമിന്റെ</text:span><text:span text:style-name="T22"> </text:span><text:a xlink:type="simple" xlink:href="https://ml.wikipedia.org/wiki/റാൻഡം_ആക്സസ്_മെമ്മറി">മെമ്മറി</text:a><text:span text:style-name="T95"> </text:span><text:span text:style-name="T96">നിയ</text:span><text:span text:style-name="T98">ന്ത്രണവും ക്രമീകരണവും </text:span><text:span text:style-name="T22">നി</text:span><text:span text:style-name="T98">ങ്ങ</text:span><text:span text:style-name="T100">ൾ </text:span><text:span text:style-name="T98">ശ്രദ്ധിക്കേണ്ടതില്ല.</text:span></text:p>
      <text:p text:style-name="P30"><text:span text:style-name="T21"><text:s text:c="9"/></text:span><text:span text:style-name="T28">പോ</text:span><text:span text:style-name="T29">ർട്ടബി</text:span><text:span text:style-name="T30">ൾ: <text:s/></text:span><text:span text:style-name="T16">പൈത്ത</text:span><text:span text:style-name="T17">ൺ </text:span><text:span text:style-name="T18">ഒരു </text:span><text:span text:style-name="T83"><text:s/></text:span><text:bookmark text:name="firstHeading2"/><text:span text:style-name="T31">സ്വതന്ത്ര സോഫ്റ്റ്‌വെയ</text:span><text:span text:style-name="T32">ര്‍ </text:span><text:span text:style-name="T31">ആയതിനാ</text:span><text:span text:style-name="T54">ൽ </text:span><text:span text:style-name="T55">നിരവധി <text:s/></text:span><text:bookmark text:name="firstHeading31"/><text:span text:style-name="T56">ഓപ്പറേറ്റിങ്‌ <text:tab/>സിസ്റ്റം/</text:span><text:span text:style-name="T57">പ</text:span><text:span text:style-name="T58">്ലാറ്റഫോമി</text:span><text:span text:style-name="T54">ൽ </text:span><text:span text:style-name="T59">പ്രവര്‍ത്തിക്കുന്ന രീതിയി</text:span><text:span text:style-name="T54">ൽ </text:span><text:span text:style-name="T52">വിവര്‍ത്തനം </text:span><text:span text:style-name="T53">ചെയ്തിടുണ്ട്.</text:span><text:span text:style-name="T31">ആയതിനാ</text:span><text:span text:style-name="T54">ൽ </text:span><text:span text:style-name="T55">നിരവധി <text:s/></text:span><text:bookmark text:name="firstHeading3"/><text:span text:style-name="T115">ഓപ്പറേറ്റിങ്‌ <text:tab/>സിസ്റ്റം/</text:span><text:span text:style-name="T116">പ</text:span><text:span text:style-name="T117">്ലാറ്റഫോമിലോട്ട് നി</text:span><text:span text:style-name="T98">ങ്ങ</text:span><text:span text:style-name="T99">ളുടെ </text:span><text:span text:style-name="T48">പ്രോഗ്രാം വിവര്‍ത്തനം ഇല്ലാതെ ഒാടിക്കാവുന്നതാണ്.</text:span></text:p>
      <text:p text:style-name="P31"><text:span text:style-name="T48"><text:tab/></text:span><text:span text:style-name="T60">നി</text:span><text:span text:style-name="T22">ങ്ങ</text:span><text:span text:style-name="T23">ള്‍ക്ക് പൈത്തണ്‍ </text:span><text:a xlink:type="simple" xlink:href="https://ml.wikipedia.org/wiki/മൈക്രോസോഫ്റ്റ്‌_വിൻഡോസ്">വിന്‍‍ഡോസ്</text:a><text:span text:style-name="T23">,</text:span><text:a xlink:type="simple" xlink:href="https://ml.wikipedia.org/wiki/ഗ്നു/ലിനക്സ്"><text:span text:style-name="T92">ജിന്‍യു/ലിനക്സ്,</text:span></text:a><text:span text:style-name="T48"> </text:span><text:span text:style-name="T49">സ്വതന്ത്ര ബി.സ്.‍ഡി,സൊളാരിസ്,എസ്/നാന്നൂറ് <text:tab/>മുതലായ </text:span><text:span text:style-name="T61">ഓപ്പറേറ്റിങ്‌ സിസ്റ്റ</text:span><text:span text:style-name="T22">ങ്ങ</text:span><text:span text:style-name="T24">ളില്‍ ഉപയോഗിക്കവുന്നതാണ്.</text:span></text:p>
      <text:p text:style-name="P31"><text:span text:style-name="T24"><text:s text:c="8"/></text:span><text:span text:style-name="T105">പ്രോഗ്രാമിലുള്ള നിര്‍ദ്ദേശങ്ങള്‍ വിവര്‍ത്തനം ചെയ്യുന്ന വിവര്‍ത്തക പ്രോഗ്രാം</text:span><text:span text:style-name="T106"> </text:span><text:span text:style-name="T107">ഭാഷ :</text:span></text:p>
      <text:p text:style-name="P32"><text:span text:style-name="T107"><text:tab/></text:span><text:span text:style-name="T118">സി,സി++ എന്നീ <text:s/>ഭാഷകളില്‍ എഴുതിയ </text:span><text:span text:style-name="T120">പ്രോഗ്രാം മൂലഭാഷയില്‍(സി,സി++) നിന്നും യന്ത്രഭാഷ/</text:span><text:span text:style-name="T122">ബൈനറി <text:tab/></text:span><text:span text:style-name="T120">യിലേയ്ക്ക് ആദ</text:span><text:span text:style-name="T121">്യം</text:span><text:span text:style-name="T120"> </text:span><text:span text:style-name="T123">കമ്പൈലര്‍ </text:span><text:span text:style-name="T120">മാറ്റുന്നു. </text:span><text:span text:style-name="T124">ആ മാറ്റിയ </text:span><text:span text:style-name="T120">പ്രോഗ്രാം </text:span><text:span text:style-name="T124">ആണ് </text:span><text:span text:style-name="T125">റണ്‍/</text:span><text:span text:style-name="T120">പ്രോഗ്രാം </text:span><text:span text:style-name="T125">പ്രവര്‍ത്തിപ്പിക്കുവാന്‍ <text:tab/>ഉപയോഗികുന്നത്.</text:span></text:p>
      <text:p text:style-name="P36"><text:span text:style-name="T125"><text:tab/>എ</text:span><text:span text:style-name="T119">ന്നാല്‍ പൈത്തണില്‍ </text:span><text:span text:style-name="T126">കമ്പൈലേഷന്റെ ആവശ്യകതയില്ല.</text:span><text:span text:style-name="T127">നിങ്ങള്‍ക്ക് മൂലഭാഷയില്‍</text:span><text:span text:style-name="T129">(പൈത്തണില്‍)</text:span><text:span text:style-name="T127"> തന്നെ</text:span><text:span text:style-name="T132">ി</text:span><text:span text:style-name="T127"> </text:span><text:soft-page-break/><text:span text:style-name="T127">പ്രോഗ്രാം <text:s/></text:span><text:span text:style-name="T128">റണ്‍/ഒാടിക്കാവുന്നതാണ്.</text:span><text:span text:style-name="T130">പൈത്തണ്‍ </text:span><text:span text:style-name="T31">സോഫ്റ്റ്‌വെയ</text:span><text:span text:style-name="T32">ര്‍ </text:span><text:span text:style-name="T33">നിങ്ങളുടെ പൈത്തണ്‍ പ്രോഗ്രമിനെ ആദ്യം മൂലഭാഷയില്‍ നിന്നും ബൈറ്റ് കോഡ്/</text:span><text:span text:style-name="T35">മൂലഭാഷക്കും യന്ത്രഭാഷക്കും </text:span><text:span text:style-name="T33">ഇട</text:span><text:span text:style-name="T34">ക്കു</text:span><text:span text:style-name="T33">ള്ള രൂപത്തിലോട്ട് വിവര്‍ത്തനം ചെയ്യുന്നു. </text:span><text:span text:style-name="T36">ഈ </text:span><text:span text:style-name="T33">ബൈറ്റ് കോഡ</text:span><text:span text:style-name="T36">ുകളെ പിന്നീട് യന്ത്രഭാഷയിലോട്ട് മാറ്റുന്നു. </text:span><text:span text:style-name="T37">ഈ ഗുണ</text:span><text:span text:style-name="T33">ങ്ങ</text:span><text:span text:style-name="T37">ള്‍ പൈത്തണ്‍ ഭാഷയെ </text:span><text:span text:style-name="T38">ലളിതമാക്കന്നു. എന്തുകൊണ്ടെന്നാല്‍</text:span><text:span text:style-name="T130"> </text:span><text:span text:style-name="T131">പൈത്തണ്‍ പ്രോഗ്രാമിനെ നി</text:span><text:span text:style-name="T33">ങ്ങ</text:span><text:span text:style-name="T38">ല്‍ക്ക് യന്ത്രഭാഷയിലോട്ട് നേരിട്ട് കമ്പൈലര്‍ ഉപയോഗിച്ച് മാറ്റേണ്ടതില്ല.</text:span></text:p>
      <text:h text:style-name="P59" text:outline-level="1"><text:bookmark text:name="firstHeading4"/><text:a xlink:type="simple" xlink:href="https://ml.wikipedia.org/wiki/ഒബ്ജക്റ്റ്_ഓറിയന്റഡ്_പ്രോഗ്രാമിങ്_ഭാഷ"><text:span text:style-name="T62">ഒബ്ജക്റ്റ് ഓറിയന്റഡ് പ്രോഗ്രാമിങ് ഭാഷ</text:span></text:a></text:h>
      <text:p text:style-name="P37"><text:span text:style-name="T64">പൈത്തണ്‍ ഒരു രീതി അധിഷ്ടിത(procedure-oriented) ഭാഷയും </text:span><text:span text:style-name="T65">ഒബ്ജക്റ്റ് ഒാറിയന്റഡ് ഭാഷയുമാണ്.രീതിയധിഷ്ടിത ഭാഷകളില്‍ </text:span><text:span text:style-name="T66">പ്രോഗ്രാമിന്റെ </text:span><text:span text:style-name="T67">ചില </text:span><text:span text:style-name="T66">ഭാഗ</text:span><text:span text:style-name="T33">ങ്ങ</text:span><text:span text:style-name="T39">ള്‍ ചില പ്രത്യേക </text:span><text:span text:style-name="T67">പ്ര</text:span><text:span text:style-name="T66">൮ത്തികള്‍ക്കായി</text:span><text:span text:style-name="T68">(function)</text:span><text:span text:style-name="T66"> എഴുതിയിരിക്കും. </text:span><text:span text:style-name="T65">ഒബ്ജക്റ്റ് ഒാറിയന്റഡ് </text:span><text:span text:style-name="T69">ഭാഷകളില്‍ വിവര</text:span><text:span text:style-name="T33">ങ്ങ</text:span><text:span text:style-name="T40">ളും(data) പ്ര൮ത്തികളും(function) </text:span><text:span text:style-name="T41">ഒരു വസ്തവായി(object) പ്രതിനിധാനം ചെയ്ത് <text:s/>പ്രോഗ്രാം എഴുതുന്നു. </text:span><text:span text:style-name="T42">പൈത്തണില്‍ </text:span><text:span text:style-name="T63">ഒബ്ജക്റ്റ് ഒാറിയന്റഡ് </text:span><text:span text:style-name="T41">പ്രോഗ്രാ</text:span><text:span text:style-name="T42">മിഗ് രീതി വളരെ എളുപ്പത്തിലും ശക്തവുമായി എഴുതാവുന്നതാണ്.</text:span></text:p>
      <text:p text:style-name="P1"/>
      <text:p text:style-name="P34"><text:span text:style-name="T44">പൈത്തണ്‍ ഇന്‍സ്റ്റലേഷന്‍</text:span><text:span text:style-name="T93"> (</text:span><text:span text:style-name="T88">സോഫ്‌റ്റ്‌ വെയര്‍ ഒരു കമ്പ്യൂട്ടറിന്റെ ഹാര്‍ഡ്‌ വെയറിലേക്ക്‌ പകര്‍ത്തുന്ന പ</text:span><text:span text:style-name="T90">്രക്രിയ)</text:span></text:p>
      <text:p text:style-name="P3"><text:s text:c="2"/><text:span text:style-name="T133">ഈ പുസ്തകത്തില്‍ പൈത്തണ്‍ 3 എന്ന് ഉദേശിക്കുന്നത് പൈത്തണ്‍ 3.6.0 വേര്‍ഷന് (പതിപ്പ്) മുകളിലുള്ളവയാണ്.</text:span></text:p>
      <text:p text:style-name="P3"/>
      <text:p text:style-name="P5"><text:s text:c="2"/><text:span text:style-name="T108">പൈത്തണ്‍ ഇന്‍സ്റ്റലേഷന്‍ </text:span><text:span text:style-name="T109">വിന്‍ഡോസില്‍</text:span> <text:s text:c="3"/></text:p>
      <text:p text:style-name="P33"><text:span text:style-name="T49"><text:s/></text:span><text:span text:style-name="T50">ആദ്യമായി </text:span><text:a xlink:type="simple" xlink:href="https://www.python.org/downloads/">https://www.python.org/downloads/</text:a><text:span text:style-name="T49"> <text:s/></text:span><text:span text:style-name="T50">എന്ന ലിങ്കില്‍ നിന്നും ഏറ്റവും പുതിയ വേര്‍ഷന്‍/പതിപ്പ് <text:s/>ഡൗണ്‍ലോഡ് (</text:span><text:span text:style-name="T1">വെബ്‌സൈറ്റില്‍ നിന്ന്‌ </text:span><text:span text:style-name="T50"><text:s/></text:span><text:span text:style-name="T51">പൈത്തണ്‍ ന</text:span><text:span text:style-name="T1">മ്മുടെ കമ്പ്യൂട്ടറിന്റെ ഹാര്‍ഡ്‌ ഡിസ്‌കിലേക്ക്‌ പകര്‍ത്തു</text:span><text:span text:style-name="T2">ക) . </text:span></text:p>
      <text:p text:style-name="P44"><text:span text:style-name="T2">പ</text:span><text:span text:style-name="T1">ിന്നീട് മറ്റു</text:span><text:span text:style-name="T3"> <text:s/></text:span><text:a xlink:type="simple" xlink:href="https://ml.wikipedia.org/wiki/കമ്പ്യൂട്ടർ_സോഫ്‌റ്റ്‌വെയർ"><text:span text:style-name="T46">സോഫ്റ്റ്‌വെയറുകൾ</text:span></text:a><text:span text:style-name="T46"> ഇന്‍സ്റ്റാള്‍ ചെയ്യുന്നതുപോലെ </text:span><text:span text:style-name="T43">വിന്‍ഡോസില്‍</text:span><text:span text:style-name="T49"> <text:s/></text:span><text:span text:style-name="T47">ഇന്‍സ്റ്റാള്‍ ചെയ്യാവുന്നതാണ്.</text:span></text:p>
      <text:p text:style-name="P6">നിങ്ങളുടെ വിന്‍ഡോസ് <text:span text:style-name="T135">ഒാപ്പറേറ്റിങ്ങ് സിസ്റ്റം </text:span>വിസ്റ്റാ പതിപ്പിന് <text:span text:style-name="T134">മുന്‍പുള്ളതാണെങ്കില്‍ നിങ്ങള്‍ പൈത്തണ്‍ 3.4 വേര്‍ഷന്‍ ഉപയോഗിക്കേണ്ടതാണ്.</text:span></text:p>
      <text:p text:style-name="P7"><text:span text:style-name="T110">ശ്രദ്ധിക്കേണ്ടത്:</text:span> <text:span text:style-name="T137">Add python 3.5 to PATH ചെക്ക് ബോക്സ് സെലക്റ്റ് ചെയ്യുക </text:span></text:p>
      <text:p text:style-name="P8">ഇന്‍സ്റ്റലേഷന്‍ ചെയ്യുന്ന ഇടം മാറ്റുന്നതിന് <text:span text:style-name="T136">'Customize Installation' ക്ലിക്ക് ചെയ്ത് 'Next' അമര്‍ത്തി നിങ്ങളുടെ കമ്പൂട്ടറിലെ ആവശ്യമായ ഫോള്‍ഡര്‍ </text:span><text:a xlink:type="simple" xlink:href="../../../../C:/python35"><text:span text:style-name="T136">C:\python35</text:span></text:a><text:span text:style-name="T136"> തിര<text:tab/>ഞ്ഞെടുക്കുക.</text:span></text:p>
      <text:p text:style-name="P9">മുകളില്‍ സൂചിപ്പിച്ച ബോക്സ് സെലക്റ്റ് ചെയ്തില്ലെങ്കില്‍ 'add python to environment variables' സെലക്റ്റ് ചെയ്യുക.ഇതും മുകളില്‍ സ്ക്റീനിലെ സെലക്റ്റ് ചെയ്യാന്‍ പറഞ്ഞിരുന്ന അതേ സെക്റ്റിങ്ങ് തന്നെ ആണു ചെയ്യുന്നത്.</text:p>
      <text:p text:style-name="P15">നിങ്ങളുടെ കമ്പ്യൂട്ടറിലെ എല്ലാ ഉപയോക്താക്കള്‍ക്കുവേണ്ടിയും പൈത്തന്‍ ഇന്‍സ്റ്റാള്‍ <text:span text:style-name="T138">ചെയ്യുമ്പോള്‍ വരുന്ന സ്ക്രീനില്‍ സെലക്റ്റ് ചെയ്യാവുന്നതാണ്.</text:span></text:p>
      <text:p text:style-name="P10"><text:soft-page-break/>പൈത്തണ്‍ ഇന്‍സ്റ്റാള്‍ ചെയ്തുകഴിഞ്ഞാല്‍ <text:span text:style-name="T139">നിങ്ങള്‍ക്കു വിന്‍‍ഡോസ് കമാന്‍ഡ്സമ്പര്‍ക്കമുഖത്തില്‍ പൈത്തണ്‍ റണ്‍ ചെയ്യാവുന്നതാണ്.</text:span></text:p>
      <text:p text:style-name="P10">NOT<text:span text:style-name="T140">E: പ്രോഗ്രാമിങ് അറിയാവുന്നവര്‍ക്കും ഡോക്കര്‍ പരിചിതമായവര്‍ക്കും </text:span></text:p>
      <text:p text:style-name="P10"><text:s/></text:p>
      <text:p text:style-name="P11">‍<text:span text:style-name="T80">ഡോസ് കമാന്‍റ് സമ്പര്‍ക്കമുഖം</text:span></text:p>
      <text:p text:style-name="P12"><text:span text:style-name="T70">നിങ്ങള്‍ക്ക് <text:s/></text:span><text:span text:style-name="T71">ഡോസ് കമാന്‍റ് സമ്പര്‍ക്കമുഖ</text:span><text:span text:style-name="T70">ത്തില്‍ </text:span><text:span text:style-name="T72">പൈത്തണ്‍ പ്രവ</text:span><text:span text:style-name="T73">ര്‍ത്തിപ്പിക്കുവാന്‍ </text:span><text:span text:style-name="T75">പൈത്തണ്‍ വേണ്ടിയുള്ള</text:span><text:span text:style-name="T74">PATH എന്ന ചരം </text:span><text:span text:style-name="T75">കൃത്യമായി സെറ്റ് ചെയ്യേണ്ടതുണ്ട്.</text:span></text:p>
      <text:p text:style-name="P13"><text:span text:style-name="T75">വ</text:span><text:span text:style-name="T70">ിന്‍ഡോസ് 2000,XP,2003 എന്നീ ഒസുകളില്‍ </text:span><text:span text:style-name="T76">Control Panel → System → Advanced → Environment Variables </text:span><text:span text:style-name="T77">ക്ലിക്ക് ചെയ്ത് <text:s/></text:span><text:span text:style-name="T78">PATH എന്ന ചരം <text:s/></text:span><text:a xlink:type="simple" xlink:href="../../../../C:/Python35"><text:span text:style-name="T78">C:/Python35</text:span></text:a><text:span text:style-name="T78"> </text:span><text:span text:style-name="T79">(ചില പുതിയ പൈത്തണ്‍ പതിപ്പുകളില്‍ ഈ ചരം വ്യത്യസ്തമായിരിക്കും) </text:span><text:span text:style-name="T78">എന്നു കൂടി എഴുതി ചേര്‍ക്കേണ്ടതാണ്.</text:span><text:span text:style-name="T76"><text:tab/></text:span></text:p>
      <text:p text:style-name="P14">ഇതിലും പഴയ വിന്‍ഡോസ് പതിപ്പുകളില്‍ <text:a xlink:type="simple" xlink:href="../../../../C:/AUTOEXEC.BAT"><text:span text:style-name="T141">C:\AUTOEXEC.BAT</text:span></text:a><text:span text:style-name="T141"> എന്ന ഫയലില്‍ പുതിയ ഒരു വരി എഴുതി </text:span><text:a xlink:type="simple" xlink:href="../../../../C:/Python35"><text:span text:style-name="T141">C:/Python35</text:span></text:a><text:span text:style-name="T141"> എന്ന് ചേര്‍ക്കേണ്ടതാണ്. അതിനു ശേഷം നിങ്ങളുടെ കമ്പൂട്ടര്‍ വീണ്ടും (restart) പ്രവൃത്തനം ചെയ്യിപ്പിക്കേണ്ടതാണ്. വിന്‍‍‍ഡോസ് NT എന്ന ഒ.സില്‍ </text:span><text:a xlink:type="simple" xlink:href="../../../../C:/AUTOEXEC.NT"><text:span text:style-name="T141">C:\AUTOEXEC.NT</text:span></text:a><text:span text:style-name="T141"> എന്ന ഫയല്‍ ഉപയോഗിക്കുക.</text:span></text:p>
      <text:p text:style-name="P40"/>
      <text:p text:style-name="P41">‍‍‍<text:span text:style-name="T142">ജി.ന്‍.യു ലിനക്സില്‍ ഇന്‍സ്റ്റാള്‍ ചെയ്യുന്ന വിധം</text:span></text:p>
      <text:p text:style-name="P42">ജി.ന്‍.യു ഉപയോഗിക്കുന്നവര്‍ക്ക് ഒാപ്പരേറ്റിഗ് സിസ്റ്റത്തിലെ Package manager ഉപയോഗിച്ച് പൈത്തണ്‍ 3 <text:s/><text:span text:style-name="T143">ഇന്‍സ്റ്റാള്‍ ചെയ്യാവുന്നതാണ്.</text:span></text:p>
      <text:p text:style-name="P43">ഉദാഹരണത്തിന്: <text:span text:style-name="T144">sudo apt-get update , sudo apt-get install python3 എന്നീ രണ്ടു കമാന്‍റ്റുകള്‍ ഉബന്‍ണ്ടു , ഡെബിയന്‍ എന്നീവയില്‍ ഉപയോഗിക്കവുന്നതാണ്.</text:span></text:p>
      <text:p text:style-name="P16">ഇന്‍സ്റ്റാള്‍ ചെയ്ക പൈത്തണ്‍ പരീക്ഷിക്കുന്നതിനായി <text:span text:style-name="T145">'Terminal' അപ്പ്ളിക്കേഷന്‍ പൈത്തന്‍ 3 റണ്‍ ചെയ്ത് <text:s/>തെറ്റുകള്‍ ഉണ്ടോ എന്ന് നോക്കാവുന്നതാണ്.</text:span></text:p>
      <text:p text:style-name="P17">പൈത്തണ്‍ ഏതു പതിപ്പാണെന്ന് നോക്കുന്നതിന് സ്കീറിനില്‍ <text:span text:style-name="T146">താഴെ പറയുന്ന കമാന്‍റ് റണ്‍ ചെയ്യുക.</text:span></text:p>
      <text:p text:style-name="P17">$python 3 -V</text:p>
      <text:p text:style-name="P17">Python 3.6.0</text:p>
      <text:p text:style-name="P17"/>
      <text:p text:style-name="P18">ശ്രദ്ധിക്കുക: മുകളിലെ കമാന്‍റിന്റെ ഫലം ഏതു പൈത്തണ്‍ പതിപ്പ് നിങ്ങള്‍ ഇന്‍സ്റ്റാള്‍ ചെയ്യുന്നതിനനുസരിച്ച് മാറും.</text:p>
      <text:p text:style-name="P21"/>
      <text:p text:style-name="P22">സംഗ്രഹം</text:p>
      <text:p text:style-name="P19">ഇതിനകം നിങ്ങള്‍ പൈത്തണ്‍ നിങ്ങളുടെ സിസ്റ്റത്തില്‍ ഇന്‍സ്റ്റാള്‍ ചെയ്തിരിക്കും എന്നു പ്രതീക്ഷിക്കുന്നു.</text:p>
      <text:p text:style-name="P20">ഇനി നമുക്ക് പൈത്തണ്‍ ഉപയോഗിച്ച ആദ്യ പ്രോഗ്രാം എഴുതാവുന്നതാണ്.</text:p>
      <text:p text:style-name="P57"><text:soft-page-break/></text:p>
      <text:p text:style-name="P58">ആദ്യ പടികള്‍</text:p>
      <text:p text:style-name="P56"><text:span text:style-name="T147">ആദ്യമായി </text:span>സാധാരണയായി എഴുതുന്ന 'ഹലോ വേള്‍ഡ് ' പ്രോഗ്രാം പൈത്തണില്‍ എഴുതാന്‍ <text:span text:style-name="T147">ശ്രമിക്കാം.</text:span></text:p>
      <text:p text:style-name="P55">പ്രോഗ്രാം എങ്ങനെ എഴുതാം,എങ്ങനെ 'സേവ്' ചെയ്ത് സൂക്ഷിക്കാം,എങ്ങനെ റണ്‍ ചെയ്യാം എന്നെല്ലാം ഇതില്‍ നിന്നും മനസില്ലാക്കാം.</text:p>
      <text:p text:style-name="P4"><text:s text:c="2"/></text:p>
      <text:p text:style-name="P48">രണ്ടു നിധത്തില്‍ <text:span text:style-name="T148">നിങ്ങളുടെ പ്രോഗ്രാം പൈത്തണില്‍ റണ്‍ ചെയ്യാം. ഒന്ന് - വിവര്‍ത്തന സമ്പര്‍ക്കമുഖം , രണ്ട് - പ്രോഗ്രാം ഫൈലില്‍ നിന്ന്.</text:span></text:p>
      <text:p text:style-name="P53"/>
      <text:p text:style-name="P54"><text:span text:style-name="T148">വിവര്‍ത്തന സമ്പര്‍ക്കമുഖം</text:span></text:p>
      <text:p text:style-name="P49">നിങ്ങളുടെ സിസ്റ്റത്തിലെ ടെര്‍മിനല്‍ തുറന്നതിനു ശേഷം Python3 എന്ന് എഴുതി, എന്റര്‍ അമര്‍ത്തുക.</text:p>
      <text:p text:style-name="P50">പൈത്തണ്‍ ആരംഭിച്ചു കഴിഞ്ഞാല്‍ , നിങ്ങള്‍ക്ക് <text:s/>&gt;&gt;&gt; എന്ന ചിഹ്നം കാണാവുന്നതാണ്. <text:span text:style-name="T149">ഇതിനെയാണ് പൈത്തണ്‍ വിവര്‍ത്തന സമ്പര്‍ക്കമുഖം എന്ന് വിളിക്കുന്നത്.</text:span></text:p>
      <text:p text:style-name="P51">പൈത്തണ്‍ സമ്പര്‍ക്കമുഖത്തില്‍ താഴെ സൂചിപ്പിക്ക്ന്നതുപോലെ എഴുതുക.</text:p>
      <text:p text:style-name="P52">print(“Hello World”)</text:p>
      <text:p text:style-name="P52"><text:s/><text:span text:style-name="T150">അതിനുശേഷം എന്റര്‍ അമര്‍ത്തുക. നിങ്ങളുടെ സ്ക്റീനില്‍ 'Hello World' എഴുതിയിരിക്കുന്നതുകാണാം. <text:s/></text:span></text:p>
      <text:p text:style-name="P50"/>
      <text:p text:style-name="P48"/>
      <text:p text:style-name="P26"/>
      <text:p text:style-name="P2"/>
      <text:p text:style-name="P38"/>
      <text:p text:style-name="P23"/>
      <text:p text:style-name="P25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9:54:46.816003143</meta:creation-date>
    <dc:date>2017-07-08T12:57:14.271684633</dc:date>
    <meta:editing-duration>P5DT10H42M51S</meta:editing-duration>
    <meta:editing-cycles>150</meta:editing-cycles>
    <meta:generator>LibreOffice/4.2.8.2$Linux_X86_64 LibreOffice_project/420m0$Build-2</meta:generator>
    <meta:document-statistic meta:table-count="0" meta:image-count="0" meta:object-count="0" meta:page-count="4" meta:paragraph-count="53" meta:word-count="615" meta:character-count="3405" meta:non-whitespace-character-count="2748"/>
  </office:meta>
</office:document-meta>
</file>